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style:font-size-asian="12pt" style:font-size-complex="12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1">
      <style:paragraph-properties fo:text-align="start" style:justify-single-word="false"/>
      <style:text-properties fo:font-size="12pt" style:text-underline-style="none" officeooo:paragraph-rsid="001155c6" style:font-size-asian="12pt" style:font-size-complex="12pt"/>
    </style:style>
    <style:style style:name="P7" style:family="paragraph" style:parent-style-name="Standard" style:list-style-name="L1">
      <style:paragraph-properties fo:text-align="start" style:justify-single-word="false"/>
      <style:text-properties fo:font-size="12pt" style:text-underline-style="none" officeooo:paragraph-rsid="0011a3d9" style:font-size-asian="12pt" style:font-size-complex="12pt"/>
    </style:style>
    <style:style style:name="P8" style:family="paragraph" style:parent-style-name="Standard">
      <style:paragraph-properties fo:text-align="start" style:justify-single-word="false"/>
      <style:text-properties fo:font-size="12pt" style:text-underline-style="none" officeooo:paragraph-rsid="001155c6" style:font-size-asian="10.5pt" style:font-size-complex="12pt"/>
    </style:style>
    <style:style style:name="P9" style:family="paragraph" style:parent-style-name="Standard" style:list-style-name="L1">
      <style:paragraph-properties fo:text-align="start" style:justify-single-word="false"/>
      <style:text-properties fo:font-size="12pt" style:text-underline-style="none" fo:font-weight="normal" officeooo:paragraph-rsid="0011a3d9"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paragraph-rsid="00122cd5"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style:text-underline-style="none" fo:font-weight="bold" officeooo:paragraph-rsid="0011a3d9"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style:text-underline-style="none" style:font-size-asian="14pt" style:font-size-complex="14pt"/>
    </style:style>
    <style:style style:name="P14" style:family="paragraph" style:parent-style-name="Standard" style:list-style-name="L1">
      <style:paragraph-properties fo:text-align="start" style:justify-single-word="false"/>
      <style:text-properties fo:font-size="14pt" style:text-underline-style="none" fo:font-weight="normal" officeooo:paragraph-rsid="001155c6"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6" style:family="paragraph" style:parent-style-name="Standard" style:list-style-name="L1">
      <style:paragraph-properties fo:text-align="start" style:justify-single-word="false"/>
      <style:text-properties style:font-name="DejaVu Sans Mono" fo:font-size="11pt" officeooo:paragraph-rsid="0011a3d9" style:font-size-asian="11pt" style:font-size-complex="11pt"/>
    </style:style>
    <style:style style:name="P17" style:family="paragraph" style:parent-style-name="Standard" style:list-style-name="L1">
      <style:paragraph-properties fo:text-align="start" style:justify-single-word="false"/>
      <style:text-properties style:font-name="DejaVu Sans Mono" fo:font-size="11pt" style:text-underline-style="none" fo:font-weight="normal" officeooo:paragraph-rsid="00122cd5" style:font-size-asian="11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style:font-name="DejaVu Sans Mono" fo:font-size="11pt" fo:font-style="normal" style:text-underline-style="none" fo:font-weight="normal" officeooo:paragraph-rsid="00122cd5" style:font-size-asian="11pt" style:font-style-asian="normal" style:font-weight-asian="normal" style:font-size-complex="11pt" style:font-style-complex="normal" style:font-weight-complex="normal"/>
    </style:style>
    <style:style style:name="P19"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paragraph-rsid="00122cd5" style:font-size-asian="12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Nimbus Roman No9 L" fo:font-size="12pt" fo:font-style="normal" style:text-underline-style="none" fo:font-weight="normal" officeooo:paragraph-rsid="00122cd5" style:font-size-asian="12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start" style:justify-single-word="false"/>
      <style:text-properties style:font-name="Nimbus Roman No9 L" fo:font-size="12pt" fo:font-style="normal" style:text-underline-style="none" fo:font-weight="normal" officeooo:paragraph-rsid="00122cd5" style:font-size-asian="12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text-properties style:font-name="Nimbus Roman No9 L" fo:font-size="12pt" fo:font-style="normal" style:text-underline-style="none" fo:font-weight="normal" officeooo:paragraph-rsid="00122cd5" style:font-size-asian="12pt" style:font-style-asian="normal" style:font-weight-asian="normal" style:font-size-complex="12pt" style:font-style-complex="normal" style:font-weight-complex="normal"/>
    </style:style>
    <style:style style:name="P23" style:family="paragraph" style:parent-style-name="Standard" style:list-style-name="L5">
      <style:paragraph-properties fo:text-align="start" style:justify-single-word="false"/>
      <style:text-properties style:font-name="Nimbus Roman No9 L" fo:font-size="12pt" fo:font-style="normal" style:text-underline-style="none" fo:font-weight="normal" officeooo:paragraph-rsid="00122cd5" style:font-size-asian="12pt" style:font-style-asian="normal" style:font-weight-asian="normal" style:font-size-complex="12pt" style:font-style-complex="normal" style:font-weight-complex="normal"/>
    </style:style>
    <style:style style:name="T1" style:family="text">
      <style:text-properties fo:font-size="12pt" officeooo:rsid="001155c6" style:font-size-asian="10.5pt" style:font-size-complex="12pt"/>
    </style:style>
    <style:style style:name="T2" style:family="text">
      <style:text-properties officeooo:rsid="0010dd0a"/>
    </style:style>
    <style:style style:name="T3" style:family="text">
      <style:text-properties officeooo:rsid="001155c6"/>
    </style:style>
    <style:style style:name="T4" style:family="text">
      <style:text-properties fo:font-weight="bold" style:font-weight-asian="bold" style:font-weight-complex="bold"/>
    </style:style>
    <style:style style:name="T5" style:family="text">
      <style:text-properties fo:font-weight="bold" officeooo:rsid="0010dd0a" style:font-weight-asian="bold" style:font-weight-complex="bold"/>
    </style:style>
    <style:style style:name="T6" style:family="text">
      <style:text-properties officeooo:rsid="0011a3d9"/>
    </style:style>
    <style:style style:name="T7" style:family="text">
      <style:text-properties officeooo:rsid="00122cd5"/>
    </style:style>
    <style:style style:name="T8" style:family="text">
      <style:text-properties style:text-underline-style="none" officeooo:rsid="001155c6"/>
    </style:style>
    <style:style style:name="T9" style:family="text">
      <style:text-properties style:text-underline-style="none" officeooo:rsid="0011a3d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ation for <text:span text:style-name="T2">SF_TrackerCrawler</text:span></text:p>
      <text:p text:style-name="P1">from Felix Breidenstein</text:p>
      <text:p text:style-name="P1"/>
      <text:p text:style-name="P3">Index</text:p>
      <text:list xml:id="list3843357396127634054" text:style-name="L1">
        <text:list-item>
          <text:p text:style-name="P5">What i<text:span text:style-name="T2">s SF_TraclerCrawler</text:span></text:p>
        </text:list-item>
        <text:list-item>
          <text:p text:style-name="P5">Download and Installation</text:p>
        </text:list-item>
        <text:list-item>
          <text:p text:style-name="P5">Usage</text:p>
        </text:list-item>
        <text:list-item>
          <text:p text:style-name="P7"><text:span text:style-name="T6">Detailed description</text:span></text:p>
        </text:list-item>
      </text:list>
      <text:p text:style-name="P2"/>
      <text:p text:style-name="P2"/>
      <text:p text:style-name="P1"/>
      <text:list xml:id="list555174620" text:continue-list="list3843357396127634054" text:style-name="L1">
        <text:list-item text:start-value="1">
          <text:p text:style-name="P13"><text:span text:style-name="T4">What is </text:span><text:span text:style-name="T5">SF_TrackerCrawler</text:span></text:p>
          <text:p text:style-name="P14"><text:span text:style-name="T1">If you want to use Bicho to get every Bug for a specific project on SourceForge you have to run Bicho with one URL for every tracker. Most of the projects use 3 tracker: bugs, patches, feature-requests. But SF gives you the possibility to define your own tracker names like code-improvements or <text:s/>security-bugs. If you want now to get all the bugs even from the self defined trackers you have to look on the website to get all the URLS.</text:span></text:p>
          <text:p text:style-name="P14"><text:span text:style-name="T1">Because this is not feasible if you analyze many hundret projects I wrote a small program which will crawl all trackers from the SF website for a given list of projects.</text:span></text:p>
        </text:list-item>
      </text:list>
      <text:p text:style-name="P8"><text:span text:style-name="T3"/></text:p>
      <text:list xml:id="list2063022212" text:continue-numbering="true" text:style-name="L1">
        <text:list-item>
          <text:p text:style-name="P11">Download and Installation</text:p>
          <text:p text:style-name="P6"><text:span text:style-name="T3">I out the sourcecode on GitHub. </text:span><text:span text:style-name="T6">Just run the following comand in your home directory</text:span></text:p>
          <text:p text:style-name="P16"><text:span text:style-name="T8">&gt; git clone </text:span><text:span text:style-name="T9">https://github.com/f-breidenstein/SF_trackerCrawler.git</text:span></text:p>
          <text:p text:style-name="P7"><text:span text:style-name="T6">The program assumes that you have cloned Bicho in your home directory as well! If not you have to change the path of Bicho in the code.</text:span></text:p>
          <text:p text:style-name="P7"><text:span text:style-name="T6">The dependencies are python2, BeautifulSoup, urllib, urllib2 and Bicho.</text:span></text:p>
          <text:p text:style-name="P7"><text:span text:style-name="T6"/></text:p>
        </text:list-item>
        <text:list-item>
          <text:p text:style-name="P11">Usage</text:p>
          <text:p text:style-name="P9"><text:span text:style-name="T6">The programm just contains of the file crawler.py which contains all thefunctions.</text:span></text:p>
          <text:p text:style-name="P9"><text:span text:style-name="T6">Check which of them you don't want to run and comment them out at the end of the file.</text:span></text:p>
          <text:p text:style-name="P10"><text:span text:style-name="T7">Also change the credentials for the MySQL Server and the just run </text:span></text:p>
          <text:p text:style-name="P17"><text:span text:style-name="T7">&gt; ./crawler.py</text:span></text:p>
          <text:p text:style-name="P9"><text:span text:style-name="T6"/></text:p>
        </text:list-item>
        <text:list-item>
          <text:p text:style-name="P12"><text:span text:style-name="T6">Detailed description</text:span></text:p>
          <text:p text:style-name="P12"><text:span text:style-name="T6"/></text:p>
          <text:list>
            <text:list-item>
              <text:p text:style-name="P18"><text:span text:style-name="T7">loadProjectsnames()</text:span></text:p>
              <text:p text:style-name="P19"><text:span text:style-name="T7">Loads the names of the projects from a csv file called 'projects.csv'. The names have to be in the first column.</text:span></text:p>
            </text:list-item>
            <text:list-item>
              <text:p text:style-name="P18"><text:span text:style-name="T7">GetTracker(projectName)</text:span></text:p>
            </text:list-item>
          </text:list>
        </text:list-item>
      </text:list>
      <text:list xml:id="list3125437031351731739" text:style-name="L2">
        <text:list-item>
          <text:list>
            <text:list-header>
              <text:p text:style-name="P20"><text:span text:style-name="T7">The function wants the name of a project and then gets the Link for every tracker of this project and returns a list.</text:span></text:p>
            </text:list-header>
          </text:list>
        </text:list-item>
      </text:list>
      <text:list xml:id="list1916294062" text:continue-list="list2063022212" text:style-name="L1">
        <text:list-item>
          <text:list>
            <text:list-item>
              <text:p text:style-name="P18"><text:span text:style-name="T7">WriteTracker()</text:span></text:p>
            </text:list-item>
          </text:list>
        </text:list-item>
      </text:list>
      <text:list xml:id="list5765088077030312152" text:style-name="L3">
        <text:list-item>
          <text:list>
            <text:list-header>
              <text:p text:style-name="P21"><text:span text:style-name="T7">Writes a csv file with every tracker in it.</text:span></text:p>
            </text:list-header>
          </text:list>
        </text:list-item>
      </text:list>
      <text:list xml:id="list1847312677" text:continue-list="list1916294062" text:style-name="L1">
        <text:list-item>
          <text:list>
            <text:list-item>
              <text:p text:style-name="P18"><text:soft-page-break/><text:span text:style-name="T7">PopulateDB()</text:span></text:p>
            </text:list-item>
          </text:list>
        </text:list-item>
      </text:list>
      <text:list xml:id="list3538821747699400757" text:style-name="L4">
        <text:list-item>
          <text:list>
            <text:list-header>
              <text:p text:style-name="P22"><text:span text:style-name="T7"><text:s/>This funtcion runs Bicho with the given MySQL credentials on every url in the list. Must be run after getTracker()</text:span></text:p>
            </text:list-header>
          </text:list>
        </text:list-item>
      </text:list>
      <text:list xml:id="list1030511824" text:continue-list="list1847312677" text:style-name="L1">
        <text:list-item>
          <text:list>
            <text:list-item>
              <text:p text:style-name="P18"><text:span text:style-name="T7">CheckIfUsingSF()</text:span></text:p>
            </text:list-item>
          </text:list>
        </text:list-item>
      </text:list>
      <text:list xml:id="list4605688839856321047" text:style-name="L5">
        <text:list-item>
          <text:list>
            <text:list-header>
              <text:p text:style-name="P23"><text:span text:style-name="T7">Checks if the projects is using the internal SF tracker at all. If not it prints the name of the pojects on the console. So you can check for them manually.</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6:06:47</meta:creation-date>
    <dc:date>2013-08-06T16:16:51</dc:date>
    <meta:editing-duration>P2DT5H40M19S</meta:editing-duration>
    <meta:editing-cycles>9</meta:editing-cycles>
    <meta:generator>LibreOffice/4.0.4.2$Linux_X86_64 LibreOffice_project/400m0$Build-2</meta:generator>
    <meta:document-statistic meta:table-count="0" meta:image-count="0" meta:object-count="0" meta:page-count="2" meta:paragraph-count="31" meta:word-count="363" meta:character-count="2075" meta:non-whitespace-character-count="1758"/>
  </office:meta>
</office:document-meta>
</file>